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02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4819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7" table:default-cell-style-name="Excel_20_Built-in_20_Normal"/>
        <table:table-column table:style-name="co11" table:number-columns-repeated="1012" table:default-cell-style-name="Excel_20_Built-in_20_Normal"/>
        <table:table-row table:style-name="ro1">
          <table:table-cell table:style-name="ce1" office:value-type="string">
            <text:p>compFull_ENG</text:p>
          </table:table-cell>
          <table:table-cell office:value-type="string">
            <text:p>prime_compFull_ENG</text:p>
          </table:table-cell>
          <table:table-cell office:value-type="string">
            <text:p>prime_compRight_ENG</text:p>
          </table:table-cell>
          <table:table-cell office:value-type="string">
            <text:p>prime_exp_ENG</text:p>
          </table:table-cell>
          <table:table-cell office:value-type="string">
            <text:p>ans_ENG</text:p>
          </table:table-cell>
          <table:table-cell office:value-type="string">
            <text:p>compFull_POL</text:p>
          </table:table-cell>
          <table:table-cell office:value-type="string">
            <text:p>prime_compFull_POL</text:p>
          </table:table-cell>
          <table:table-cell office:value-type="string">
            <text:p>prime_compRight_POL</text:p>
          </table:table-cell>
          <table:table-cell office:value-type="string">
            <text:p>prime_exp_POL</text:p>
          </table:table-cell>
          <table:table-cell office:value-type="string">
            <text:p>ans_POL</text:p>
          </table:table-cell>
          <table:table-cell office:value-type="string">
            <text:p>comp_POL_prac</text:p>
          </table:table-cell>
          <table:table-cell office:value-type="string">
            <text:p>prime_exp_POL_prac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airport</text:p>
          </table:table-cell>
          <table:table-cell office:value-type="string">
            <text:p>plane</text:p>
          </table:table-cell>
          <table:table-cell office:value-type="string">
            <text:p>trade</text:p>
          </table:table-cell>
          <table:table-cell office:value-type="string">
            <text:p>plane</text:p>
          </table:table-cell>
          <table:table-cell office:value-type="string">
            <text:p>left</text:p>
          </table:table-cell>
          <table:table-cell office:value-type="string">
            <text:p>chwalipięta</text:p>
          </table:table-cell>
          <table:table-cell office:value-type="string">
            <text:p>duma</text:p>
          </table:table-cell>
          <table:table-cell office:value-type="string">
            <text:p>palec</text:p>
          </table:table-cell>
          <table:table-cell office:value-type="string">
            <text:p>duma</text:p>
          </table:table-cell>
          <table:table-cell office:value-type="string">
            <text:p>left</text:p>
          </table:table-cell>
          <table:table-cell office:value-type="string">
            <text:p>warta</text:p>
          </table:table-cell>
          <table:table-cell office:value-type="string">
            <text:p>mure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babysitter</text:p>
          </table:table-cell>
          <table:table-cell office:value-type="string">
            <text:p>parent</text:p>
          </table:table-cell>
          <table:table-cell office:value-type="string">
            <text:p>chair</text:p>
          </table:table-cell>
          <table:table-cell office:value-type="string">
            <text:p>parent</text:p>
          </table:table-cell>
          <table:table-cell office:value-type="string">
            <text:p>left</text:p>
          </table:table-cell>
          <table:table-cell office:value-type="string">
            <text:p>pędziwiatr</text:p>
          </table:table-cell>
          <table:table-cell office:value-type="string">
            <text:p>szybkość</text:p>
          </table:table-cell>
          <table:table-cell office:value-type="string">
            <text:p>burza</text:p>
          </table:table-cell>
          <table:table-cell office:value-type="string">
            <text:p>burza</text:p>
          </table:table-cell>
          <table:table-cell office:value-type="string">
            <text:p>left</text:p>
          </table:table-cell>
          <table:table-cell office:value-type="string">
            <text:p>noga</text:p>
          </table:table-cell>
          <table:table-cell office:value-type="string">
            <text:p>stop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countryside</text:p>
          </table:table-cell>
          <table:table-cell office:value-type="string">
            <text:p>city</text:p>
          </table:table-cell>
          <table:table-cell table:number-columns-repeated="2" office:value-type="string">
            <text:p>top</text:p>
          </table:table-cell>
          <table:table-cell office:value-type="string">
            <text:p>left</text:p>
          </table:table-cell>
          <table:table-cell office:value-type="string">
            <text:p>włóczykij</text:p>
          </table:table-cell>
          <table:table-cell office:value-type="string">
            <text:p>tułacz</text:p>
          </table:table-cell>
          <table:table-cell office:value-type="string">
            <text:p>laska</text:p>
          </table:table-cell>
          <table:table-cell office:value-type="string">
            <text:p>tułacz</text:p>
          </table:table-cell>
          <table:table-cell office:value-type="string">
            <text:p>left</text:p>
          </table:table-cell>
          <table:table-cell office:value-type="string">
            <text:p>auto</text:p>
          </table:table-cell>
          <table:table-cell office:value-type="string">
            <text:p>mark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daredevil</text:p>
          </table:table-cell>
          <table:table-cell office:value-type="string">
            <text:p>risk</text:p>
          </table:table-cell>
          <table:table-cell table:number-columns-repeated="2" office:value-type="string">
            <text:p>hell</text:p>
          </table:table-cell>
          <table:table-cell office:value-type="string">
            <text:p>left</text:p>
          </table:table-cell>
          <table:table-cell office:value-type="string">
            <text:p>męczydusza</text:p>
          </table:table-cell>
          <table:table-cell office:value-type="string">
            <text:p>trudność</text:p>
          </table:table-cell>
          <table:table-cell office:value-type="string">
            <text:p>piekło</text:p>
          </table:table-cell>
          <table:table-cell office:value-type="string">
            <text:p>piekło</text:p>
          </table:table-cell>
          <table:table-cell office:value-type="string">
            <text:p>left</text:p>
          </table:table-cell>
          <table:table-cell office:value-type="string">
            <text:p>igła</text:p>
          </table:table-cell>
          <table:table-cell office:value-type="string">
            <text:p>nitka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database</text:p>
          </table:table-cell>
          <table:table-cell office:value-type="string">
            <text:p>computer</text:p>
          </table:table-cell>
          <table:table-cell table:number-columns-repeated="2" office:value-type="string">
            <text:p>army</text:p>
          </table:table-cell>
          <table:table-cell office:value-type="string">
            <text:p>left</text:p>
          </table:table-cell>
          <table:table-cell office:value-type="string">
            <text:p>wiercipięta</text:p>
          </table:table-cell>
          <table:table-cell office:value-type="string">
            <text:p>niepokój</text:p>
          </table:table-cell>
          <table:table-cell office:value-type="string">
            <text:p>palec</text:p>
          </table:table-cell>
          <table:table-cell office:value-type="string">
            <text:p>niepokój</text:p>
          </table:table-cell>
          <table:table-cell office:value-type="string">
            <text:p>left</text:p>
          </table:table-cell>
          <table:table-cell office:value-type="string">
            <text:p>talerz</text:p>
          </table:table-cell>
          <table:table-cell office:value-type="string">
            <text:p>obru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aptop</text:p>
          </table:table-cell>
          <table:table-cell office:value-type="string">
            <text:p>computer</text:p>
          </table:table-cell>
          <table:table-cell table:number-columns-repeated="2"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liczykrupa</text:p>
          </table:table-cell>
          <table:table-cell office:value-type="string">
            <text:p>banknot</text:p>
          </table:table-cell>
          <table:table-cell office:value-type="string">
            <text:p>kasza</text:p>
          </table:table-cell>
          <table:table-cell office:value-type="string">
            <text:p>kasza</text:p>
          </table:table-cell>
          <table:table-cell office:value-type="string">
            <text:p>left</text:p>
          </table:table-cell>
          <table:table-cell office:value-type="string">
            <text:p>stołek</text:p>
          </table:table-cell>
          <table:table-cell office:value-type="string">
            <text:p>pubro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nightmare</text:p>
          </table:table-cell>
          <table:table-cell office:value-type="string">
            <text:p>dream</text:p>
          </table:table-cell>
          <table:table-cell table:number-columns-repeated="2" office:value-type="string">
            <text:p>cow</text:p>
          </table:table-cell>
          <table:table-cell office:value-type="string">
            <text:p>left</text:p>
          </table:table-cell>
          <table:table-cell office:value-type="string">
            <text:p>moczymorda</text:p>
          </table:table-cell>
          <table:table-cell office:value-type="string">
            <text:p>pijak</text:p>
          </table:table-cell>
          <table:table-cell office:value-type="string">
            <text:p>buzia</text:p>
          </table:table-cell>
          <table:table-cell office:value-type="string">
            <text:p>pijak</text:p>
          </table:table-cell>
          <table:table-cell office:value-type="string">
            <text:p>left</text:p>
          </table:table-cell>
          <table:table-cell office:value-type="string">
            <text:p>konik</text:p>
          </table:table-cell>
          <table:table-cell office:value-type="string">
            <text:p>remu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aperback</text:p>
          </table:table-cell>
          <table:table-cell office:value-type="string">
            <text:p>book</text:p>
          </table:table-cell>
          <table:table-cell office:value-type="string">
            <text:p>neck</text:p>
          </table:table-cell>
          <table:table-cell office:value-type="string">
            <text:p>book</text:p>
          </table:table-cell>
          <table:table-cell office:value-type="string">
            <text:p>left</text:p>
          </table:table-cell>
          <table:table-cell office:value-type="string">
            <text:p>waligóra</text:p>
          </table:table-cell>
          <table:table-cell office:value-type="string">
            <text:p>siłacz</text:p>
          </table:table-cell>
          <table:table-cell office:value-type="string">
            <text:p>wzgórze</text:p>
          </table:table-cell>
          <table:table-cell office:value-type="string">
            <text:p>wzgórze</text:p>
          </table:table-cell>
          <table:table-cell office:value-type="string">
            <text:p>left</text:p>
          </table:table-cell>
          <table:table-cell office:value-type="string">
            <text:p>szachy</text:p>
          </table:table-cell>
          <table:table-cell office:value-type="string">
            <text:p>pona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hotograph</text:p>
          </table:table-cell>
          <table:table-cell office:value-type="string">
            <text:p>painting</text:p>
          </table:table-cell>
          <table:table-cell office:value-type="string">
            <text:p>chart</text:p>
          </table:table-cell>
          <table:table-cell office:value-type="string">
            <text:p>painting</text:p>
          </table:table-cell>
          <table:table-cell office:value-type="string">
            <text:p>left</text:p>
          </table:table-cell>
          <table:table-cell office:value-type="string">
            <text:p>jęczydusza</text:p>
          </table:table-cell>
          <table:table-cell office:value-type="string">
            <text:p>nuda</text:p>
          </table:table-cell>
          <table:table-cell office:value-type="string">
            <text:p>piekło</text:p>
          </table:table-cell>
          <table:table-cell office:value-type="string">
            <text:p>nuda</text:p>
          </table:table-cell>
          <table:table-cell office:value-type="string">
            <text:p>left</text:p>
          </table:table-cell>
          <table:table-cell office:value-type="string">
            <text:p>hamak</text:p>
          </table:table-cell>
          <table:table-cell office:value-type="string">
            <text:p>buma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rainbow</text:p>
          </table:table-cell>
          <table:table-cell office:value-type="string">
            <text:p>color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  <table:table-cell office:value-type="string">
            <text:p>burczymucha</text:p>
          </table:table-cell>
          <table:table-cell office:value-type="string">
            <text:p>nuda</text:p>
          </table:table-cell>
          <table:table-cell office:value-type="string">
            <text:p>owad</text:p>
          </table:table-cell>
          <table:table-cell office:value-type="string">
            <text:p>owad</text:p>
          </table:table-cell>
          <table:table-cell office:value-type="string">
            <text:p>left</text:p>
          </table:table-cell>
          <table:table-cell office:value-type="string">
            <text:p>karka</text:p>
          </table:table-cell>
          <table:table-cell office:value-type="string">
            <text:p>jatek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riverbank</text:p>
          </table:table-cell>
          <table:table-cell office:value-type="string">
            <text:p>sand</text:p>
          </table:table-cell>
          <table:table-cell table:number-columns-repeated="2" office:value-type="string">
            <text:p>money</text:p>
          </table:table-cell>
          <table:table-cell office:value-type="string">
            <text:p>left</text:p>
          </table:table-cell>
          <table:table-cell office:value-type="string">
            <text:p>mąciwoda</text:p>
          </table:table-cell>
          <table:table-cell office:value-type="string">
            <text:p>zamęt</text:p>
          </table:table-cell>
          <table:table-cell office:value-type="string">
            <text:p>rekin</text:p>
          </table:table-cell>
          <table:table-cell office:value-type="string">
            <text:p>zamęt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crewdriver</text:p>
          </table:table-cell>
          <table:table-cell office:value-type="string">
            <text:p>hammer</text:p>
          </table:table-cell>
          <table:table-cell office:value-type="string">
            <text:p>car</text:p>
          </table:table-cell>
          <table:table-cell office:value-type="string">
            <text:p>hammer</text:p>
          </table:table-cell>
          <table:table-cell office:value-type="string">
            <text:p>left</text:p>
          </table:table-cell>
          <table:table-cell office:value-type="string">
            <text:p>paliwoda</text:p>
          </table:table-cell>
          <table:table-cell office:value-type="string">
            <text:p>kłamstwo</text:p>
          </table:table-cell>
          <table:table-cell office:value-type="string">
            <text:p>kropla</text:p>
          </table:table-cell>
          <table:table-cell office:value-type="string">
            <text:p>kropl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easide</text:p>
          </table:table-cell>
          <table:table-cell office:value-type="string">
            <text:p>vacation</text:p>
          </table:table-cell>
          <table:table-cell office:value-type="string">
            <text:p>top</text:p>
          </table:table-cell>
          <table:table-cell office:value-type="string">
            <text:p>vacation</text:p>
          </table:table-cell>
          <table:table-cell office:value-type="string">
            <text:p>left</text:p>
          </table:table-cell>
          <table:table-cell office:value-type="string">
            <text:p>dzierżymorda</text:p>
          </table:table-cell>
          <table:table-cell office:value-type="string">
            <text:p>tyran</text:p>
          </table:table-cell>
          <table:table-cell office:value-type="string">
            <text:p>buzia</text:p>
          </table:table-cell>
          <table:table-cell office:value-type="string">
            <text:p>tyran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napshot</text:p>
          </table:table-cell>
          <table:table-cell office:value-type="string">
            <text:p>photo</text:p>
          </table:table-cell>
          <table:table-cell table:number-columns-repeated="2" office:value-type="string">
            <text:p>gun</text:p>
          </table:table-cell>
          <table:table-cell office:value-type="string">
            <text:p>left</text:p>
          </table:table-cell>
          <table:table-cell office:value-type="string">
            <text:p>dusigrosz</text:p>
          </table:table-cell>
          <table:table-cell office:value-type="string">
            <text:p>pieniądz</text:p>
          </table:table-cell>
          <table:table-cell office:value-type="string">
            <text:p>wydech</text:p>
          </table:table-cell>
          <table:table-cell office:value-type="string">
            <text:p>wydech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oundtrack</text:p>
          </table:table-cell>
          <table:table-cell office:value-type="string">
            <text:p>music</text:p>
          </table:table-cell>
          <table:table-cell table:number-columns-repeated="2" office:value-type="string">
            <text:p>race</text:p>
          </table:table-cell>
          <table:table-cell office:value-type="string">
            <text:p>left</text:p>
          </table:table-cell>
          <table:table-cell office:value-type="string">
            <text:p>hulajdusza</text:p>
          </table:table-cell>
          <table:table-cell office:value-type="string">
            <text:p>radość</text:p>
          </table:table-cell>
          <table:table-cell office:value-type="string">
            <text:p>czyściec</text:p>
          </table:table-cell>
          <table:table-cell office:value-type="string">
            <text:p>radość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taircase</text:p>
          </table:table-cell>
          <table:table-cell office:value-type="string">
            <text:p>hallway</text:p>
          </table:table-cell>
          <table:table-cell table:number-columns-repeated="2" office:value-type="string">
            <text:p>box</text:p>
          </table:table-cell>
          <table:table-cell office:value-type="string">
            <text:p>left</text:p>
          </table:table-cell>
          <table:table-cell office:value-type="string">
            <text:p>liczygrosz</text:p>
          </table:table-cell>
          <table:table-cell office:value-type="string">
            <text:p>banknot</text:p>
          </table:table-cell>
          <table:table-cell office:value-type="string">
            <text:p>drobniak</text:p>
          </table:table-cell>
          <table:table-cell office:value-type="string">
            <text:p>drobnia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imetable</text:p>
          </table:table-cell>
          <table:table-cell office:value-type="string">
            <text:p>train</text:p>
          </table:table-cell>
          <table:table-cell table:number-columns-repeated="2" office:value-type="string">
            <text:p>chair</text:p>
          </table:table-cell>
          <table:table-cell office:value-type="string">
            <text:p>left</text:p>
          </table:table-cell>
          <table:table-cell office:value-type="string">
            <text:p>łupiskóra</text:p>
          </table:table-cell>
          <table:table-cell office:value-type="string">
            <text:p>zdzierca</text:p>
          </table:table-cell>
          <table:table-cell office:value-type="string">
            <text:p>ciało</text:p>
          </table:table-cell>
          <table:table-cell office:value-type="string">
            <text:p>zdzierc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viewpoint</text:p>
          </table:table-cell>
          <table:table-cell office:value-type="string">
            <text:p>idea</text:p>
          </table:table-cell>
          <table:table-cell table:number-columns-repeated="2" office:value-type="string">
            <text:p>line</text:p>
          </table:table-cell>
          <table:table-cell office:value-type="string">
            <text:p>left</text:p>
          </table:table-cell>
          <table:table-cell office:value-type="string">
            <text:p>moczygęba</text:p>
          </table:table-cell>
          <table:table-cell office:value-type="string">
            <text:p>pijak</text:p>
          </table:table-cell>
          <table:table-cell office:value-type="string">
            <text:p>buzia</text:p>
          </table:table-cell>
          <table:table-cell office:value-type="string">
            <text:p>buzi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aterproof</text:p>
          </table:table-cell>
          <table:table-cell office:value-type="string">
            <text:p>jacket</text:p>
          </table:table-cell>
          <table:table-cell office:value-type="string">
            <text:p>truth</text:p>
          </table:table-cell>
          <table:table-cell office:value-type="string">
            <text:p>jacket</text:p>
          </table:table-cell>
          <table:table-cell office:value-type="string">
            <text:p>left</text:p>
          </table:table-cell>
          <table:table-cell office:value-type="string">
            <text:p>obibok</text:p>
          </table:table-cell>
          <table:table-cell office:value-type="string">
            <text:p>nierób</text:p>
          </table:table-cell>
          <table:table-cell office:value-type="string">
            <text:p>pacha</text:p>
          </table:table-cell>
          <table:table-cell office:value-type="string">
            <text:p>nierób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oodwork</text:p>
          </table:table-cell>
          <table:table-cell office:value-type="string">
            <text:p>hammer</text:p>
          </table:table-cell>
          <table:table-cell table:number-columns-repeated="2" office:value-type="string">
            <text:p>job</text:p>
          </table:table-cell>
          <table:table-cell office:value-type="string">
            <text:p>left</text:p>
          </table:table-cell>
          <table:table-cell office:value-type="string">
            <text:p>zawalidroga</text:p>
          </table:table-cell>
          <table:table-cell office:value-type="string">
            <text:p>jezdnia</text:p>
          </table:table-cell>
          <table:table-cell office:value-type="string">
            <text:p>ścieżka</text:p>
          </table:table-cell>
          <table:table-cell office:value-type="string">
            <text:p>ścieżk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oberation</text:p>
          </table:table-cell>
          <table:table-cell table:number-columns-repeated="2"/>
          <table:table-cell office:value-type="string">
            <text:p>doctor</text:p>
          </table:table-cell>
          <table:table-cell office:value-type="string">
            <text:p>right</text:p>
          </table:table-cell>
          <table:table-cell office:value-type="string">
            <text:p>obieżyświat</text:p>
          </table:table-cell>
          <table:table-cell office:value-type="string">
            <text:p>podróż</text:p>
          </table:table-cell>
          <table:table-cell office:value-type="string">
            <text:p>Ziemia</text:p>
          </table:table-cell>
          <table:table-cell office:value-type="string">
            <text:p>podróż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inspeltion</text:p>
          </table:table-cell>
          <table:table-cell table:number-columns-repeated="2"/>
          <table:table-cell office:value-type="string">
            <text:p>check</text:p>
          </table:table-cell>
          <table:table-cell office:value-type="string">
            <text:p>right</text:p>
          </table:table-cell>
          <table:table-cell office:value-type="string">
            <text:p>odrzyskóra</text:p>
          </table:table-cell>
          <table:table-cell office:value-type="string">
            <text:p>oszust</text:p>
          </table:table-cell>
          <table:table-cell office:value-type="string">
            <text:p>ciało</text:p>
          </table:table-cell>
          <table:table-cell office:value-type="string">
            <text:p>ciało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helicomter</text:p>
          </table:table-cell>
          <table:table-cell table:number-columns-repeated="2"/>
          <table:table-cell office:value-type="string">
            <text:p>plane</text:p>
          </table:table-cell>
          <table:table-cell office:value-type="string">
            <text:p>right</text:p>
          </table:table-cell>
          <table:table-cell office:value-type="string">
            <text:p>pasibrzuch</text:p>
          </table:table-cell>
          <table:table-cell office:value-type="string">
            <text:p>grubas</text:p>
          </table:table-cell>
          <table:table-cell office:value-type="string">
            <text:p>plecy</text:p>
          </table:table-cell>
          <table:table-cell office:value-type="string">
            <text:p>grubas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jepdyfish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szarpidrut</text:p>
          </table:table-cell>
          <table:table-cell office:value-type="string">
            <text:p>muzyk</text:p>
          </table:table-cell>
          <table:table-cell office:value-type="string">
            <text:p>nici</text:p>
          </table:table-cell>
          <table:table-cell office:value-type="string">
            <text:p>nici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factomy</text:p>
          </table:table-cell>
          <table:table-cell table:number-columns-repeated="2"/>
          <table:table-cell office:value-type="string">
            <text:p>shop</text:p>
          </table:table-cell>
          <table:table-cell office:value-type="string">
            <text:p>right</text:p>
          </table:table-cell>
          <table:table-cell office:value-type="string">
            <text:p>wodzirej</text:p>
          </table:table-cell>
          <table:table-cell office:value-type="string">
            <text:p>taniec</text:p>
          </table:table-cell>
          <table:table-cell office:value-type="string">
            <text:p>szereg</text:p>
          </table:table-cell>
          <table:table-cell office:value-type="string">
            <text:p>taniec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oplosite</text:p>
          </table:table-cell>
          <table:table-cell table:number-columns-repeated="2"/>
          <table:table-cell office:value-type="string">
            <text:p>bomb</text:p>
          </table:table-cell>
          <table:table-cell office:value-type="string">
            <text:p>right</text:p>
          </table:table-cell>
          <table:table-cell office:value-type="string">
            <text:p>wydrwigrosz</text:p>
          </table:table-cell>
          <table:table-cell office:value-type="string">
            <text:p>pieniądz</text:p>
          </table:table-cell>
          <table:table-cell office:value-type="string">
            <text:p>drobniak</text:p>
          </table:table-cell>
          <table:table-cell office:value-type="string">
            <text:p>drobnia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tocumant</text:p>
          </table:table-cell>
          <table:table-cell table:number-columns-repeated="2"/>
          <table:table-cell office:value-type="string">
            <text:p>paper</text:p>
          </table:table-cell>
          <table:table-cell office:value-type="string">
            <text:p>right</text:p>
          </table:table-cell>
          <table:table-cell office:value-type="string">
            <text:p>skąpiradło</text:p>
          </table:table-cell>
          <table:table-cell office:value-type="string">
            <text:p>pieniądz</text:p>
          </table:table-cell>
          <table:table-cell office:value-type="string">
            <text:p>pole</text:p>
          </table:table-cell>
          <table:table-cell office:value-type="string">
            <text:p>pieniądz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antronaut</text:p>
          </table:table-cell>
          <table:table-cell table:number-columns-repeated="2"/>
          <table:table-cell office:value-type="string">
            <text:p>pen</text:p>
          </table:table-cell>
          <table:table-cell office:value-type="string">
            <text:p>right</text:p>
          </table:table-cell>
          <table:table-cell office:value-type="string">
            <text:p>wyrwidąb</text:p>
          </table:table-cell>
          <table:table-cell office:value-type="string">
            <text:p>siłacz</text:p>
          </table:table-cell>
          <table:table-cell office:value-type="string">
            <text:p>korzeń</text:p>
          </table:table-cell>
          <table:table-cell office:value-type="string">
            <text:p>korzeń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darection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bawidamek</text:p>
          </table:table-cell>
          <table:table-cell office:value-type="string">
            <text:p>podryw</text:p>
          </table:table-cell>
          <table:table-cell office:value-type="string">
            <text:p>suknia</text:p>
          </table:table-cell>
          <table:table-cell office:value-type="string">
            <text:p>podryw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inpasion</text:p>
          </table:table-cell>
          <table:table-cell table:number-columns-repeated="2"/>
          <table:table-cell office:value-type="string">
            <text:p>question</text:p>
          </table:table-cell>
          <table:table-cell office:value-type="string">
            <text:p>right</text:p>
          </table:table-cell>
          <table:table-cell office:value-type="string">
            <text:p>ryczywół</text:p>
          </table:table-cell>
          <table:table-cell office:value-type="string">
            <text:p>hałas</text:p>
          </table:table-cell>
          <table:table-cell office:value-type="string">
            <text:p>krowa</text:p>
          </table:table-cell>
          <table:table-cell office:value-type="string">
            <text:p>krow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chindren</text:p>
          </table:table-cell>
          <table:table-cell table:number-columns-repeated="2"/>
          <table:table-cell office:value-type="string">
            <text:p>mother</text:p>
          </table:table-cell>
          <table:table-cell office:value-type="string">
            <text:p>right</text:p>
          </table:table-cell>
          <table:table-cell office:value-type="string">
            <text:p>bawibiałek</text:p>
          </table:table-cell>
          <table:table-cell office:value-type="string">
            <text:p>podryw</text:p>
          </table:table-cell>
          <table:table-cell office:value-type="string">
            <text:p>żółtko</text:p>
          </table:table-cell>
          <table:table-cell office:value-type="string">
            <text:p>podryw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edectric</text:p>
          </table:table-cell>
          <table:table-cell table:number-columns-repeated="2"/>
          <table:table-cell office:value-type="string">
            <text:p>light</text:p>
          </table:table-cell>
          <table:table-cell office:value-type="string">
            <text:p>right</text:p>
          </table:table-cell>
          <table:table-cell office:value-type="string">
            <text:p>chwalibóg</text:p>
          </table:table-cell>
          <table:table-cell office:value-type="string">
            <text:p>duma</text:p>
          </table:table-cell>
          <table:table-cell office:value-type="string">
            <text:p>kościół</text:p>
          </table:table-cell>
          <table:table-cell office:value-type="string">
            <text:p>kościół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monitod</text:p>
          </table:table-cell>
          <table:table-cell table:number-columns-repeated="2"/>
          <table:table-cell office:value-type="string">
            <text:p>computer</text:p>
          </table:table-cell>
          <table:table-cell office:value-type="string">
            <text:p>right</text:p>
          </table:table-cell>
          <table:table-cell office:value-type="string">
            <text:p>gryzimol</text:p>
          </table:table-cell>
          <table:table-cell office:value-type="string">
            <text:p>zęby</text:p>
          </table:table-cell>
          <table:table-cell office:value-type="string">
            <text:p>książka</text:p>
          </table:table-cell>
          <table:table-cell office:value-type="string">
            <text:p>zęby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firection</text:p>
          </table:table-cell>
          <table:table-cell table:number-columns-repeated="2"/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liczymieszek</text:p>
          </table:table-cell>
          <table:table-cell office:value-type="string">
            <text:p>cyfra</text:p>
          </table:table-cell>
          <table:table-cell office:value-type="string">
            <text:p>worek</text:p>
          </table:table-cell>
          <table:table-cell office:value-type="string">
            <text:p>wore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combition</text:p>
          </table:table-cell>
          <table:table-cell table:number-columns-repeated="2"/>
          <table:table-cell office:value-type="string">
            <text:p>air</text:p>
          </table:table-cell>
          <table:table-cell office:value-type="string">
            <text:p>right</text:p>
          </table:table-cell>
          <table:table-cell office:value-type="string">
            <text:p>męczywół</text:p>
          </table:table-cell>
          <table:table-cell office:value-type="string">
            <text:p>trudność</text:p>
          </table:table-cell>
          <table:table-cell office:value-type="string">
            <text:p>krowa</text:p>
          </table:table-cell>
          <table:table-cell office:value-type="string">
            <text:p>trudność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pressurt</text:p>
          </table:table-cell>
          <table:table-cell table:number-columns-repeated="2"/>
          <table:table-cell office:value-type="string">
            <text:p>pipe</text:p>
          </table:table-cell>
          <table:table-cell office:value-type="string">
            <text:p>right</text:p>
          </table:table-cell>
          <table:table-cell office:value-type="string">
            <text:p>milczymorda</text:p>
          </table:table-cell>
          <table:table-cell office:value-type="string">
            <text:p>cisza</text:p>
          </table:table-cell>
          <table:table-cell office:value-type="string">
            <text:p>buzia</text:p>
          </table:table-cell>
          <table:table-cell office:value-type="string">
            <text:p>buzi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abvance</text:p>
          </table:table-cell>
          <table:table-cell table:number-columns-repeated="2"/>
          <table:table-cell office:value-type="string">
            <text:p>ahead</text:p>
          </table:table-cell>
          <table:table-cell office:value-type="string">
            <text:p>right</text:p>
          </table:table-cell>
          <table:table-cell office:value-type="string">
            <text:p>chwalibieda</text:p>
          </table:table-cell>
          <table:table-cell office:value-type="string">
            <text:p>duma</text:p>
          </table:table-cell>
          <table:table-cell office:value-type="string">
            <text:p>nędza</text:p>
          </table:table-cell>
          <table:table-cell office:value-type="string">
            <text:p>dum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ragister</text:p>
          </table:table-cell>
          <table:table-cell table:number-columns-repeated="2"/>
          <table:table-cell office:value-type="string">
            <text:p>money</text:p>
          </table:table-cell>
          <table:table-cell office:value-type="string">
            <text:p>right</text:p>
          </table:table-cell>
          <table:table-cell office:value-type="string">
            <text:p>trzęsiportek</text:p>
          </table:table-cell>
          <table:table-cell office:value-type="string">
            <text:p>trwoga</text:p>
          </table:table-cell>
          <table:table-cell office:value-type="string">
            <text:p>spodnie</text:p>
          </table:table-cell>
          <table:table-cell office:value-type="string">
            <text:p>spodnie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financt</text:p>
          </table:table-cell>
          <table:table-cell table:number-columns-repeated="2"/>
          <table:table-cell office:value-type="string">
            <text:p>bank</text:p>
          </table:table-cell>
          <table:table-cell office:value-type="string">
            <text:p>right</text:p>
          </table:table-cell>
          <table:table-cell office:value-type="string">
            <text:p>moczywąs</text:p>
          </table:table-cell>
          <table:table-cell office:value-type="string">
            <text:p>pijak</text:p>
          </table:table-cell>
          <table:table-cell office:value-type="string">
            <text:p>broda</text:p>
          </table:table-cell>
          <table:table-cell office:value-type="string">
            <text:p>pija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redigion</text:p>
          </table:table-cell>
          <table:table-cell table:number-columns-repeated="2"/>
          <table:table-cell office:value-type="string">
            <text:p>church</text:p>
          </table:table-cell>
          <table:table-cell office:value-type="string">
            <text:p>right</text:p>
          </table:table-cell>
          <table:table-cell office:value-type="string">
            <text:p>łapidusza</text:p>
          </table:table-cell>
          <table:table-cell office:value-type="string">
            <text:p>chciwość</text:p>
          </table:table-cell>
          <table:table-cell office:value-type="string">
            <text:p>piekło</text:p>
          </table:table-cell>
          <table:table-cell office:value-type="string">
            <text:p>piekło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anspire</text:p>
          </table:table-cell>
          <table:table-cell table:number-columns-repeated="2"/>
          <table:table-cell office:value-type="string">
            <text:p>king</text:p>
          </table:table-cell>
          <table:table-cell office:value-type="string">
            <text:p>right</text:p>
          </table:table-cell>
          <table:table-cell office:value-type="string">
            <text:p>wajwa</text:p>
          </table:table-cell>
          <table:table-cell table:number-columns-repeated="2"/>
          <table:table-cell office:value-type="string">
            <text:p>kaczka</text:p>
          </table:table-cell>
          <table:table-cell office:value-type="string">
            <text:p>right</text:p>
          </table:table-cell>
          <table:table-cell office:value-type="float" office:value="563">
            <text:p>563</text:p>
          </table:table-cell>
          <table:table-cell table:number-columns-repeated="1013"/>
        </table:table-row>
        <table:table-row table:style-name="ro1">
          <table:table-cell office:value-type="string">
            <text:p>blavour</text:p>
          </table:table-cell>
          <table:table-cell table:number-columns-repeated="2"/>
          <table:table-cell office:value-type="string">
            <text:p>salt</text:p>
          </table:table-cell>
          <table:table-cell office:value-type="string">
            <text:p>right</text:p>
          </table:table-cell>
          <table:table-cell office:value-type="string">
            <text:p>knezik</text:p>
          </table:table-cell>
          <table:table-cell table:number-columns-repeated="2"/>
          <table:table-cell office:value-type="string">
            <text:p>bambus</text:p>
          </table:table-cell>
          <table:table-cell office:value-type="string">
            <text:p>right</text:p>
          </table:table-cell>
          <table:table-cell office:value-type="float" office:value="661">
            <text:p>661</text:p>
          </table:table-cell>
          <table:table-cell table:number-columns-repeated="1013"/>
        </table:table-row>
        <table:table-row table:style-name="ro1">
          <table:table-cell office:value-type="string">
            <text:p>fadness</text:p>
          </table:table-cell>
          <table:table-cell table:number-columns-repeated="2"/>
          <table:table-cell office:value-type="string">
            <text:p>happy</text:p>
          </table:table-cell>
          <table:table-cell office:value-type="string">
            <text:p>right</text:p>
          </table:table-cell>
          <table:table-cell office:value-type="string">
            <text:p>czaba</text:p>
          </table:table-cell>
          <table:table-cell table:number-columns-repeated="2"/>
          <table:table-cell office:value-type="string">
            <text:p>belka</text:p>
          </table:table-cell>
          <table:table-cell office:value-type="string">
            <text:p>right</text:p>
          </table:table-cell>
          <table:table-cell office:value-type="float" office:value="1452">
            <text:p>1452</text:p>
          </table:table-cell>
          <table:table-cell table:number-columns-repeated="1013"/>
        </table:table-row>
        <table:table-row table:style-name="ro1">
          <table:table-cell office:value-type="string">
            <text:p>plastey</text:p>
          </table:table-cell>
          <table:table-cell table:number-columns-repeated="2"/>
          <table:table-cell office:value-type="string">
            <text:p>green</text:p>
          </table:table-cell>
          <table:table-cell office:value-type="string">
            <text:p>right</text:p>
          </table:table-cell>
          <table:table-cell office:value-type="string">
            <text:p>tychwa</text:p>
          </table:table-cell>
          <table:table-cell table:number-columns-repeated="2"/>
          <table:table-cell office:value-type="string">
            <text:p>łyżka</text:p>
          </table:table-cell>
          <table:table-cell office:value-type="string">
            <text:p>right</text:p>
          </table:table-cell>
          <table:table-cell office:value-type="float" office:value="928">
            <text:p>928</text:p>
          </table:table-cell>
          <table:table-cell table:number-columns-repeated="1013"/>
        </table:table-row>
        <table:table-row table:style-name="ro1">
          <table:table-cell office:value-type="string">
            <text:p>plitcher</text:p>
          </table:table-cell>
          <table:table-cell table:number-columns-repeated="2"/>
          <table:table-cell office:value-type="string">
            <text:p>milk</text:p>
          </table:table-cell>
          <table:table-cell office:value-type="string">
            <text:p>right</text:p>
          </table:table-cell>
          <table:table-cell office:value-type="string">
            <text:p>lobakt</text:p>
          </table:table-cell>
          <table:table-cell table:number-columns-repeated="2"/>
          <table:table-cell office:value-type="string">
            <text:p>miska</text:p>
          </table:table-cell>
          <table:table-cell office:value-type="string">
            <text:p>right</text:p>
          </table:table-cell>
          <table:table-cell office:value-type="float" office:value="351">
            <text:p>351</text:p>
          </table:table-cell>
          <table:table-cell table:number-columns-repeated="1013"/>
        </table:table-row>
        <table:table-row table:style-name="ro1">
          <table:table-cell office:value-type="string">
            <text:p>prottle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makras</text:p>
          </table:table-cell>
          <table:table-cell table:number-columns-repeated="2"/>
          <table:table-cell office:value-type="string">
            <text:p>piasek</text:p>
          </table:table-cell>
          <table:table-cell office:value-type="string">
            <text:p>right</text:p>
          </table:table-cell>
          <table:table-cell office:value-type="float" office:value="2491">
            <text:p>2491</text:p>
          </table:table-cell>
          <table:table-cell table:number-columns-repeated="1013"/>
        </table:table-row>
        <table:table-row table:style-name="ro1">
          <table:table-cell office:value-type="string">
            <text:p>swoater</text:p>
          </table:table-cell>
          <table:table-cell table:number-columns-repeated="2"/>
          <table:table-cell office:value-type="string">
            <text:p>shirt</text:p>
          </table:table-cell>
          <table:table-cell office:value-type="string">
            <text:p>right</text:p>
          </table:table-cell>
          <table:table-cell office:value-type="string">
            <text:p>belik</text:p>
          </table:table-cell>
          <table:table-cell table:number-columns-repeated="2"/>
          <table:table-cell office:value-type="string">
            <text:p>bajka</text:p>
          </table:table-cell>
          <table:table-cell office:value-type="string">
            <text:p>right</text:p>
          </table:table-cell>
          <table:table-cell office:value-type="float" office:value="1945">
            <text:p>1945</text:p>
          </table:table-cell>
          <table:table-cell table:number-columns-repeated="1013"/>
        </table:table-row>
        <table:table-row table:style-name="ro1">
          <table:table-cell office:value-type="string">
            <text:p>motebook</text:p>
          </table:table-cell>
          <table:table-cell table:number-columns-repeated="2"/>
          <table:table-cell office:value-type="string">
            <text:p>paper</text:p>
          </table:table-cell>
          <table:table-cell office:value-type="string">
            <text:p>right</text:p>
          </table:table-cell>
          <table:table-cell office:value-type="string">
            <text:p>szabrys</text:p>
          </table:table-cell>
          <table:table-cell table:number-columns-repeated="2"/>
          <table:table-cell office:value-type="string">
            <text:p>szafa</text:p>
          </table:table-cell>
          <table:table-cell office:value-type="string">
            <text:p>right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office:value-type="string">
            <text:p>tandle</text:p>
          </table:table-cell>
          <table:table-cell table:number-columns-repeated="2"/>
          <table:table-cell office:value-type="string">
            <text:p>fire</text:p>
          </table:table-cell>
          <table:table-cell office:value-type="string">
            <text:p>right</text:p>
          </table:table-cell>
          <table:table-cell office:value-type="string">
            <text:p>memok</text:p>
          </table:table-cell>
          <table:table-cell table:number-columns-repeated="2"/>
          <table:table-cell office:value-type="string">
            <text:p>nocnik</text:p>
          </table:table-cell>
          <table:table-cell office:value-type="string">
            <text:p>right</text:p>
          </table:table-cell>
          <table:table-cell office:value-type="float" office:value="428">
            <text:p>428</text:p>
          </table:table-cell>
          <table:table-cell table:number-columns-repeated="1013"/>
        </table:table-row>
        <table:table-row table:style-name="ro1">
          <table:table-cell office:value-type="string">
            <text:p>meather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right</text:p>
          </table:table-cell>
          <table:table-cell office:value-type="string">
            <text:p>orbik</text:p>
          </table:table-cell>
          <table:table-cell table:number-columns-repeated="2"/>
          <table:table-cell office:value-type="string">
            <text:p>domek</text:p>
          </table:table-cell>
          <table:table-cell office:value-type="string">
            <text:p>right</text:p>
          </table:table-cell>
          <table:table-cell office:value-type="float" office:value="2155">
            <text:p>2155</text:p>
          </table:table-cell>
          <table:table-cell table:number-columns-repeated="1013"/>
        </table:table-row>
        <table:table-row table:style-name="ro1">
          <table:table-cell office:value-type="string">
            <text:p>flunder</text:p>
          </table:table-cell>
          <table:table-cell table:number-columns-repeated="2"/>
          <table:table-cell office:value-type="string">
            <text:p>rain</text:p>
          </table:table-cell>
          <table:table-cell office:value-type="string">
            <text:p>right</text:p>
          </table:table-cell>
          <table:table-cell office:value-type="string">
            <text:p>dukalt</text:p>
          </table:table-cell>
          <table:table-cell table:number-columns-repeated="2"/>
          <table:table-cell office:value-type="string">
            <text:p>balkon</text:p>
          </table:table-cell>
          <table:table-cell office:value-type="string">
            <text:p>right</text:p>
          </table:table-cell>
          <table:table-cell office:value-type="float" office:value="4553">
            <text:p>455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resak</text:p>
          </table:table-cell>
          <table:table-cell table:number-columns-repeated="2"/>
          <table:table-cell office:value-type="string">
            <text:p>nuda</text:p>
          </table:table-cell>
          <table:table-cell office:value-type="string">
            <text:p>right</text:p>
          </table:table-cell>
          <table:table-cell office:value-type="float" office:value="842">
            <text:p>84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bekor</text:p>
          </table:table-cell>
          <table:table-cell table:number-columns-repeated="2"/>
          <table:table-cell office:value-type="string">
            <text:p>stojak</text:p>
          </table:table-cell>
          <table:table-cell office:value-type="string">
            <text:p>right</text:p>
          </table:table-cell>
          <table:table-cell office:value-type="float" office:value="688">
            <text:p>68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kapik</text:p>
          </table:table-cell>
          <table:table-cell table:number-columns-repeated="2"/>
          <table:table-cell office:value-type="string">
            <text:p>barka</text:p>
          </table:table-cell>
          <table:table-cell office:value-type="string">
            <text:p>right</text:p>
          </table:table-cell>
          <table:table-cell office:value-type="float" office:value="906">
            <text:p>90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bukas</text:p>
          </table:table-cell>
          <table:table-cell table:number-columns-repeated="2"/>
          <table:table-cell office:value-type="string">
            <text:p>ciotka</text:p>
          </table:table-cell>
          <table:table-cell office:value-type="string">
            <text:p>right</text:p>
          </table:table-cell>
          <table:table-cell office:value-type="float" office:value="2588">
            <text:p>258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klektet</text:p>
          </table:table-cell>
          <table:table-cell table:number-columns-repeated="2"/>
          <table:table-cell office:value-type="string">
            <text:p>szalik</text:p>
          </table:table-cell>
          <table:table-cell office:value-type="string">
            <text:p>right</text:p>
          </table:table-cell>
          <table:table-cell office:value-type="float" office:value="1376">
            <text:p>137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żubar</text:p>
          </table:table-cell>
          <table:table-cell table:number-columns-repeated="2"/>
          <table:table-cell office:value-type="string">
            <text:p>rogal</text:p>
          </table:table-cell>
          <table:table-cell office:value-type="string">
            <text:p>right</text:p>
          </table:table-cell>
          <table:table-cell office:value-type="float" office:value="1842">
            <text:p>184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agot</text:p>
          </table:table-cell>
          <table:table-cell table:number-columns-repeated="2"/>
          <table:table-cell office:value-type="string">
            <text:p>słoik</text:p>
          </table:table-cell>
          <table:table-cell office:value-type="string">
            <text:p>right</text:p>
          </table:table-cell>
          <table:table-cell office:value-type="float" office:value="1407">
            <text:p>140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germer</text:p>
          </table:table-cell>
          <table:table-cell table:number-columns-repeated="2"/>
          <table:table-cell office:value-type="string">
            <text:p>stanik</text:p>
          </table:table-cell>
          <table:table-cell office:value-type="string">
            <text:p>right</text:p>
          </table:table-cell>
          <table:table-cell office:value-type="float" office:value="831">
            <text:p>831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żarka</text:p>
          </table:table-cell>
          <table:table-cell table:number-columns-repeated="2"/>
          <table:table-cell office:value-type="string">
            <text:p>torba</text:p>
          </table:table-cell>
          <table:table-cell office:value-type="string">
            <text:p>right</text:p>
          </table:table-cell>
          <table:table-cell office:value-type="float" office:value="1465">
            <text:p>146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ektas</text:p>
          </table:table-cell>
          <table:table-cell table:number-columns-repeated="2"/>
          <table:table-cell office:value-type="string">
            <text:p>czaszka</text:p>
          </table:table-cell>
          <table:table-cell office:value-type="string">
            <text:p>right</text:p>
          </table:table-cell>
          <table:table-cell office:value-type="float" office:value="570">
            <text:p>57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ukalt</text:p>
          </table:table-cell>
          <table:table-cell table:number-columns-repeated="2"/>
          <table:table-cell office:value-type="string">
            <text:p>nuta</text:p>
          </table:table-cell>
          <table:table-cell office:value-type="string">
            <text:p>right</text:p>
          </table:table-cell>
          <table:table-cell office:value-type="float" office:value="401">
            <text:p>401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żarmo</text:p>
          </table:table-cell>
          <table:table-cell table:number-columns-repeated="2"/>
          <table:table-cell office:value-type="string">
            <text:p>fartuch</text:p>
          </table:table-cell>
          <table:table-cell office:value-type="string">
            <text:p>right</text:p>
          </table:table-cell>
          <table:table-cell office:value-type="float" office:value="1505">
            <text:p>150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basat</text:p>
          </table:table-cell>
          <table:table-cell table:number-columns-repeated="2"/>
          <table:table-cell office:value-type="string">
            <text:p>szafa</text:p>
          </table:table-cell>
          <table:table-cell office:value-type="string">
            <text:p>right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ginka</text:p>
          </table:table-cell>
          <table:table-cell table:number-columns-repeated="2"/>
          <table:table-cell office:value-type="string">
            <text:p>beczka</text:p>
          </table:table-cell>
          <table:table-cell office:value-type="string">
            <text:p>right</text:p>
          </table:table-cell>
          <table:table-cell office:value-type="float" office:value="636">
            <text:p>63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lektas</text:p>
          </table:table-cell>
          <table:table-cell table:number-columns-repeated="2"/>
          <table:table-cell office:value-type="string">
            <text:p>ulga</text:p>
          </table:table-cell>
          <table:table-cell office:value-type="string">
            <text:p>right</text:p>
          </table:table-cell>
          <table:table-cell office:value-type="float" office:value="2166">
            <text:p>216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sinek</text:p>
          </table:table-cell>
          <table:table-cell table:number-columns-repeated="2"/>
          <table:table-cell office:value-type="string">
            <text:p>aspekt</text:p>
          </table:table-cell>
          <table:table-cell office:value-type="string">
            <text:p>right</text:p>
          </table:table-cell>
          <table:table-cell office:value-type="float" office:value="8845">
            <text:p>884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radmo</text:p>
          </table:table-cell>
          <table:table-cell table:number-columns-repeated="2"/>
          <table:table-cell office:value-type="string">
            <text:p>murek</text:p>
          </table:table-cell>
          <table:table-cell office:value-type="string">
            <text:p>right</text:p>
          </table:table-cell>
          <table:table-cell office:value-type="float" office:value="1466">
            <text:p>146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ateks</text:p>
          </table:table-cell>
          <table:table-cell table:number-columns-repeated="2"/>
          <table:table-cell office:value-type="string">
            <text:p>łyżka</text:p>
          </table:table-cell>
          <table:table-cell office:value-type="string">
            <text:p>right</text:p>
          </table:table-cell>
          <table:table-cell office:value-type="float" office:value="928">
            <text:p>92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birka</text:p>
          </table:table-cell>
          <table:table-cell table:number-columns-repeated="2"/>
          <table:table-cell office:value-type="string">
            <text:p>dżungla</text:p>
          </table:table-cell>
          <table:table-cell office:value-type="string">
            <text:p>right</text:p>
          </table:table-cell>
          <table:table-cell office:value-type="float" office:value="286">
            <text:p>28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salmo</text:p>
          </table:table-cell>
          <table:table-cell table:number-columns-repeated="2"/>
          <table:table-cell office:value-type="string">
            <text:p>żeton</text:p>
          </table:table-cell>
          <table:table-cell office:value-type="string">
            <text:p>right</text:p>
          </table:table-cell>
          <table:table-cell office:value-type="float" office:value="342">
            <text:p>34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wieszak</text:p>
          </table:table-cell>
          <table:table-cell office:value-type="string">
            <text:p>right</text:p>
          </table:table-cell>
          <table:table-cell office:value-type="float" office:value="848">
            <text:p>848</text:p>
          </table:table-cell>
          <table:table-cell table:number-columns-repeated="101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2" table:number-columns-repeated="5" table:default-cell-style-name="Excel_20_Built-in_20_Normal"/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>
            <text:p>compFull_ENG</text:p>
          </table:table-cell>
          <table:table-cell office:value-type="string">
            <text:p>prime_compFull_ENG</text:p>
          </table:table-cell>
          <table:table-cell office:value-type="string">
            <text:p>prime_compRight_ENG</text:p>
          </table:table-cell>
          <table:table-cell office:value-type="string">
            <text:p>prime_exp_ENG</text:p>
          </table:table-cell>
          <table:table-cell office:value-type="string">
            <text:p>ans_ENG</text:p>
          </table:table-cell>
        </table:table-row>
        <table:table-row table:style-name="ro2">
          <table:table-cell office:value-type="string">
            <text:p>airport</text:p>
          </table:table-cell>
          <table:table-cell office:value-type="string">
            <text:p>plane</text:p>
          </table:table-cell>
          <table:table-cell office:value-type="string">
            <text:p>trade</text:p>
          </table:table-cell>
          <table:table-cell office:value-type="string">
            <text:p>plane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babysitter</text:p>
          </table:table-cell>
          <table:table-cell office:value-type="string">
            <text:p>parent</text:p>
          </table:table-cell>
          <table:table-cell office:value-type="string">
            <text:p>chair</text:p>
          </table:table-cell>
          <table:table-cell office:value-type="string">
            <text:p>parent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countryside</text:p>
          </table:table-cell>
          <table:table-cell office:value-type="string">
            <text:p>city</text:p>
          </table:table-cell>
          <table:table-cell table:number-columns-repeated="2" office:value-type="string">
            <text:p>top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daredevil</text:p>
          </table:table-cell>
          <table:table-cell office:value-type="string">
            <text:p>risk</text:p>
          </table:table-cell>
          <table:table-cell table:number-columns-repeated="2" office:value-type="string">
            <text:p>hell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database</text:p>
          </table:table-cell>
          <table:table-cell office:value-type="string">
            <text:p>computer</text:p>
          </table:table-cell>
          <table:table-cell table:number-columns-repeated="2" office:value-type="string">
            <text:p>army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laptop</text:p>
          </table:table-cell>
          <table:table-cell office:value-type="string">
            <text:p>computer</text:p>
          </table:table-cell>
          <table:table-cell table:number-columns-repeated="2" office:value-type="string">
            <text:p>bottom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nightmare</text:p>
          </table:table-cell>
          <table:table-cell office:value-type="string">
            <text:p>dream</text:p>
          </table:table-cell>
          <table:table-cell table:number-columns-repeated="2" office:value-type="string">
            <text:p>cow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paperback</text:p>
          </table:table-cell>
          <table:table-cell office:value-type="string">
            <text:p>book</text:p>
          </table:table-cell>
          <table:table-cell office:value-type="string">
            <text:p>neck</text:p>
          </table:table-cell>
          <table:table-cell office:value-type="string">
            <text:p>book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photograph</text:p>
          </table:table-cell>
          <table:table-cell office:value-type="string">
            <text:p>painting</text:p>
          </table:table-cell>
          <table:table-cell office:value-type="string">
            <text:p>chart</text:p>
          </table:table-cell>
          <table:table-cell office:value-type="string">
            <text:p>painting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rainbow</text:p>
          </table:table-cell>
          <table:table-cell office:value-type="string">
            <text:p>color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riverbank</text:p>
          </table:table-cell>
          <table:table-cell office:value-type="string">
            <text:p>sand</text:p>
          </table:table-cell>
          <table:table-cell table:number-columns-repeated="2" office:value-type="string">
            <text:p>money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crewdriver</text:p>
          </table:table-cell>
          <table:table-cell office:value-type="string">
            <text:p>hammer</text:p>
          </table:table-cell>
          <table:table-cell office:value-type="string">
            <text:p>car</text:p>
          </table:table-cell>
          <table:table-cell office:value-type="string">
            <text:p>hammer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easide</text:p>
          </table:table-cell>
          <table:table-cell office:value-type="string">
            <text:p>vacation</text:p>
          </table:table-cell>
          <table:table-cell office:value-type="string">
            <text:p>top</text:p>
          </table:table-cell>
          <table:table-cell office:value-type="string">
            <text:p>vacation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napshot</text:p>
          </table:table-cell>
          <table:table-cell office:value-type="string">
            <text:p>photo</text:p>
          </table:table-cell>
          <table:table-cell table:number-columns-repeated="2" office:value-type="string">
            <text:p>gun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oundtrack</text:p>
          </table:table-cell>
          <table:table-cell office:value-type="string">
            <text:p>music</text:p>
          </table:table-cell>
          <table:table-cell table:number-columns-repeated="2" office:value-type="string">
            <text:p>race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staircase</text:p>
          </table:table-cell>
          <table:table-cell office:value-type="string">
            <text:p>hallway</text:p>
          </table:table-cell>
          <table:table-cell table:number-columns-repeated="2" office:value-type="string">
            <text:p>box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timetable</text:p>
          </table:table-cell>
          <table:table-cell office:value-type="string">
            <text:p>train</text:p>
          </table:table-cell>
          <table:table-cell table:number-columns-repeated="2" office:value-type="string">
            <text:p>chair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viewpoint</text:p>
          </table:table-cell>
          <table:table-cell office:value-type="string">
            <text:p>idea</text:p>
          </table:table-cell>
          <table:table-cell table:number-columns-repeated="2" office:value-type="string">
            <text:p>line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waterproof</text:p>
          </table:table-cell>
          <table:table-cell office:value-type="string">
            <text:p>jacket</text:p>
          </table:table-cell>
          <table:table-cell office:value-type="string">
            <text:p>truth</text:p>
          </table:table-cell>
          <table:table-cell office:value-type="string">
            <text:p>jacket</text:p>
          </table:table-cell>
          <table:table-cell office:value-type="string">
            <text:p>left</text:p>
          </table:table-cell>
        </table:table-row>
      </table:table>
      <table:database-ranges>
        <table:database-range table:target-range-address="Arkusz1.A1:Arkusz1.E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15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5:21:15.28</dc:date>
    <meta:generator>OpenOffice/4.1.2$Win32 OpenOffice.org_project/412m3$Build-9782</meta:generator>
    <meta:editing-duration>PT12M3S</meta:editing-duration>
    <meta:editing-cycles>1</meta:editing-cycles>
    <meta:document-statistic meta:table-count="2" meta:cell-count="652" meta:object-count="0"/>
  </office:meta>
</office:document-meta>
</file>